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" svg:font-family="Tahoma, Helvetica, 'Segoe UI', Segoe, Arial, 'Lucida Grande', 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Kalibracja" style:family="table">
      <style:table-properties style:width="6.925in" table:align="margins"/>
    </style:style>
    <style:style style:name="Kalibracja.A" style:family="table-column">
      <style:table-column-properties style:column-width="2.3083in" style:rel-column-width="21845*"/>
    </style:style>
    <style:style style:name="Kalibracj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alibracja.C1" style:family="table-cell">
      <style:table-cell-properties fo:padding="0.0382in" fo:border="0.0007in solid #000000"/>
    </style:style>
    <style:style style:name="Kalibracj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alibracja.B2" style:family="table-cell">
      <style:table-cell-properties fo:padding="0.0382in" fo:border-left="0.0007in solid #000000" fo:border-right="none" fo:border-top="none" fo:border-bottom="0.0007in solid #000000"/>
    </style:style>
    <style:style style:name="Kalibracj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Żarówka" style:family="table">
      <style:table-properties style:width="6.925in" table:align="margins"/>
    </style:style>
    <style:style style:name="Żarówka.A" style:family="table-column">
      <style:table-column-properties style:column-width="2.3083in" style:rel-column-width="21845*"/>
    </style:style>
    <style:style style:name="Żarówk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Żarówka.C1" style:family="table-cell">
      <style:table-cell-properties fo:padding="0.0382in" fo:border="0.0007in solid #000000"/>
    </style:style>
    <style:style style:name="Żarówk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Żarówka.B2" style:family="table-cell">
      <style:table-cell-properties fo:padding="0.0382in" fo:border-left="0.0007in solid #000000" fo:border-right="none" fo:border-top="none" fo:border-bottom="0.0007in solid #000000"/>
    </style:style>
    <style:style style:name="Żarówka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Kompaktowa" style:family="table">
      <style:table-properties style:width="6.925in" table:align="margins"/>
    </style:style>
    <style:style style:name="Kompaktowa.A" style:family="table-column">
      <style:table-column-properties style:column-width="2.3083in" style:rel-column-width="21845*"/>
    </style:style>
    <style:style style:name="Kompaktow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ompaktowa.C1" style:family="table-cell">
      <style:table-cell-properties fo:padding="0.0382in" fo:border="0.0007in solid #000000"/>
    </style:style>
    <style:style style:name="Kompaktow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ompaktowa.B2" style:family="table-cell">
      <style:table-cell-properties fo:padding="0.0382in" fo:border-left="0.0007in solid #000000" fo:border-right="none" fo:border-top="none" fo:border-bottom="0.0007in solid #000000"/>
    </style:style>
    <style:style style:name="Kompaktow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cek Noga<text:tab/><text:tab/><text:tab/><text:tab/><text:tab/><text:tab/><text:tab/><text:tab/><text:tab/><text:tab/><text:tab/>10.10.2017</text:p>
      <text:p text:style-name="Standard">II ISSP<text:tab/><text:tab/><text:tab/><text:tab/><text:tab/><text:tab/><text:tab/><text:tab/><text:tab/><text:tab/> <text:s text:c="4"/>dr Artur Trembułowicz</text:p>
      <text:p text:style-name="Standard">Wtorek, 13:00</text:p>
      <text:p text:style-name="Standard"/>
      <text:p text:style-name="P2">Ćwiczenie nr 71</text:p>
      <text:p text:style-name="P2"/>
      <text:p text:style-name="P1"><text:span text:style-name="T2">Temat: BADANIE ELEKTRYCZNYCH ŹRÓDEŁ ŚWIATŁA </text:span></text:p>
      <text:p text:style-name="P1"><text:span text:style-name="T2"/></text:p>
      <text:p text:style-name="P1"><text:span text:style-name="T2"/></text:p>
      <text:p text:style-name="P1"><text:span text:style-name="T2"/></text:p>
      <table:table table:name="Kalibracja" table:style-name="Kalibracja">
        <table:table-column table:style-name="Kalibracja.A" table:number-columns-repeated="3"/>
        <table:table-row>
          <table:table-cell table:style-name="Kalibracja.A1" office:value-type="string">
            <text:p text:style-name="P8">Odległość x [m]</text:p>
          </table:table-cell>
          <table:table-cell table:style-name="Kalibracja.A1" office:value-type="string">
            <text:p text:style-name="P8">Natężenie fotoprądu źródła wzorcowego I<text:span text:style-name="T3">fwz </text:span><text:span text:style-name="T4">[µA]</text:span></text:p>
          </table:table-cell>
          <table:table-cell table:style-name="Kalibracja.C1" office:value-type="string">
            <text:p text:style-name="P8">Światłość źródła wzorcowego J [cd]</text:p>
          </table:table-cell>
        </table:table-row>
        <table:table-row>
          <table:table-cell table:style-name="Kalibracja.A2" office:value-type="float" office:value="0.2">
            <text:p text:style-name="P8">0.2</text:p>
          </table:table-cell>
          <table:table-cell table:style-name="Kalibracja.B2" office:value-type="string">
            <text:p text:style-name="P8"/>
          </table:table-cell>
          <table:table-cell table:style-name="Kalibracja.C2" office:value-type="float" office:value="6">
            <text:p text:style-name="P8">6</text:p>
          </table:table-cell>
        </table:table-row>
      </table:table>
      <text:p text:style-name="P1"><text:span text:style-name="T2"/></text:p>
      <text:p text:style-name="P1"><text:span text:style-name="T2"/></text:p>
      <table:table table:name="Żarówka" table:style-name="Żarówka">
        <table:table-column table:style-name="Żarówka.A" table:number-columns-repeated="3"/>
        <table:table-row>
          <table:table-cell table:style-name="Żarówka.A1" office:value-type="string">
            <text:p text:style-name="P8">Napięcie prądu [V]</text:p>
          </table:table-cell>
          <table:table-cell table:style-name="Żarówka.A1" office:value-type="string">
            <text:p text:style-name="P8">Natężenie prądu płynącego przez żarówkę [A]</text:p>
          </table:table-cell>
          <table:table-cell table:style-name="Żarówka.C1" office:value-type="string">
            <text:p text:style-name="P8">Natężenie fotoprądu I<text:span text:style-name="T3">f </text:span>[µA]</text:p>
          </table:table-cell>
        </table:table-row>
        <table:table-row>
          <table:table-cell table:style-name="Żarówka.A2" office:value-type="float" office:value="100">
            <text:p text:style-name="P8">100</text:p>
          </table:table-cell>
          <table:table-cell table:style-name="Żarówka.B2" office:value-type="string">
            <text:p text:style-name="P8"/>
          </table:table-cell>
          <table:table-cell table:style-name="Żarówka.C2" office:value-type="string">
            <text:p text:style-name="P8"/>
          </table:table-cell>
        </table:table-row>
        <table:table-row>
          <table:table-cell table:style-name="Żarówka.A2" office:value-type="float" office:value="120">
            <text:p text:style-name="P8">120</text:p>
          </table:table-cell>
          <table:table-cell table:style-name="Żarówka.B2" office:value-type="string">
            <text:p text:style-name="P8"/>
          </table:table-cell>
          <table:table-cell table:style-name="Żarówka.C2" office:value-type="string">
            <text:p text:style-name="P8"/>
          </table:table-cell>
        </table:table-row>
        <table:table-row>
          <table:table-cell table:style-name="Żarówka.A2" office:value-type="float" office:value="140">
            <text:p text:style-name="P8">140</text:p>
          </table:table-cell>
          <table:table-cell table:style-name="Żarówka.B2" office:value-type="string">
            <text:p text:style-name="P8"/>
          </table:table-cell>
          <table:table-cell table:style-name="Żarówka.C2" office:value-type="string">
            <text:p text:style-name="P8"/>
          </table:table-cell>
        </table:table-row>
        <table:table-row>
          <table:table-cell table:style-name="Żarówka.A2" office:value-type="float" office:value="160">
            <text:p text:style-name="P8">160</text:p>
          </table:table-cell>
          <table:table-cell table:style-name="Żarówka.B2" office:value-type="string">
            <text:p text:style-name="P8"/>
          </table:table-cell>
          <table:table-cell table:style-name="Żarówka.C2" office:value-type="string">
            <text:p text:style-name="P8"/>
          </table:table-cell>
        </table:table-row>
        <table:table-row>
          <table:table-cell table:style-name="Żarówka.A2" office:value-type="float" office:value="180">
            <text:p text:style-name="P8">180</text:p>
          </table:table-cell>
          <table:table-cell table:style-name="Żarówka.B2" office:value-type="string">
            <text:p text:style-name="P8"/>
          </table:table-cell>
          <table:table-cell table:style-name="Żarówka.C2" office:value-type="string">
            <text:p text:style-name="P8"/>
          </table:table-cell>
        </table:table-row>
        <table:table-row>
          <table:table-cell table:style-name="Żarówka.A2" office:value-type="float" office:value="200">
            <text:p text:style-name="P8">200</text:p>
          </table:table-cell>
          <table:table-cell table:style-name="Żarówka.B2" office:value-type="string">
            <text:p text:style-name="P8"/>
          </table:table-cell>
          <table:table-cell table:style-name="Żarówka.C2" office:value-type="string">
            <text:p text:style-name="P8"/>
          </table:table-cell>
        </table:table-row>
        <table:table-row>
          <table:table-cell table:style-name="Żarówka.A2" office:value-type="float" office:value="220">
            <text:p text:style-name="P8">220</text:p>
          </table:table-cell>
          <table:table-cell table:style-name="Żarówka.B2" office:value-type="string">
            <text:p text:style-name="P8"/>
          </table:table-cell>
          <table:table-cell table:style-name="Żarówka.C2" office:value-type="string">
            <text:p text:style-name="P8"/>
          </table:table-cell>
        </table:table-row>
      </table:table>
      <text:p text:style-name="P1"><text:span text:style-name="T2"/></text:p>
      <text:p text:style-name="P1"><text:span text:style-name="T2"/></text:p>
      <table:table table:name="Kompaktowa" table:style-name="Kompaktowa">
        <table:table-column table:style-name="Kompaktowa.A" table:number-columns-repeated="3"/>
        <table:table-row>
          <table:table-cell table:style-name="Kompaktowa.A1" office:value-type="string">
            <text:p text:style-name="P8">Odległość x [m]</text:p>
          </table:table-cell>
          <table:table-cell table:style-name="Kompaktowa.A1" office:value-type="string">
            <text:p text:style-name="P8">Natężenie fotoprądu I<text:span text:style-name="T3">f </text:span><text:span text:style-name="T4">[µA]</text:span></text:p>
          </table:table-cell>
          <table:table-cell table:style-name="Kompaktowa.C1" office:value-type="string">
            <text:p text:style-name="P8">Moc P żarówki [W]</text:p>
          </table:table-cell>
        </table:table-row>
        <table:table-row>
          <table:table-cell table:style-name="Kompaktowa.A2" office:value-type="float" office:value="0.2">
            <text:p text:style-name="P8">0.2</text:p>
          </table:table-cell>
          <table:table-cell table:style-name="Kompaktowa.B2" office:value-type="string">
            <text:p text:style-name="P8"/>
          </table:table-cell>
          <table:table-cell table:style-name="Kompaktowa.C2" office:value-type="float" office:value="10">
            <text:p text:style-name="P8">10</text:p>
          </table:table-cell>
        </table:table-row>
      </table:table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>Zagadnienia teoretyczne</text:span></text:p>
      <text:p text:style-name="P1"><text:span text:style-name="T2"/></text:p>
      <text:list xml:id="list8250540147073560810" text:style-name="L3">
        <text:list-item>
          <text:p text:style-name="P4"><text:span text:style-name="T2">Światło jako promieniowanie elektromagnetyczne</text:span></text:p>
        </text:list-item>
      </text:list>
      <text:p text:style-name="P5"><text:tab/><text:tab/>Światłem nazywamy rozchodzące się w przestrzeni zaburzenie fali elektromagnetycznej, <text:tab/><text:tab/>gdzie zaburzenie rozumiemy jako wzajemną indukcję pola elektrycznego i<text:tab/><text:tab/><text:tab/><text:tab/>magnetycznego. Dodatkowo ze względu na falową naturę światło posiada podobne <text:tab/><text:tab/><text:tab/>właściowości do dźwięków, czyli ulega dyfrakcji, interferencji oraz spełnia prawa <text:s/><text:tab/><text:tab/><text:tab/>odbicia i załamania.</text:p>
      <text:p text:style-name="P3"><text:span text:style-name="T2"/></text:p>
      <text:list xml:id="list38785363" text:continue-numbering="true" text:style-name="L3">
        <text:list-item>
          <text:p text:style-name="P4"><text:span text:style-name="T2">Światło widzialne</text:span></text:p>
        </text:list-item>
      </text:list>
      <text:p text:style-name="P3"><text:span text:style-name="T2"><text:tab/><text:tab/></text:span><text:span text:style-name="T1">Jest to zakres fal elektromagnetycznych będacych widzialnych dla ludzkiego oka, czyli z <text:tab/><text:tab/>zakresu długości wynoszącego ok. 430 – 690 nm. </text:span></text:p>
      <text:p text:style-name="P3"><text:span text:style-name="T2"/></text:p>
      <text:list xml:id="list38786864" text:continue-numbering="true" text:style-name="L3">
        <text:list-item>
          <text:p text:style-name="P4"><text:span text:style-name="T2">Źródła światła</text:span></text:p>
          <text:list>
            <text:list-item>
              <text:p text:style-name="P6">Termiczne – emitujące promieniowanie elektromagnetyczne ze względu na osiągnięcie wysokiej temperatury np. Gwiazdy, żarówki.</text:p>
            </text:list-item>
            <text:list-item>
              <text:p text:style-name="P6">Fluoroscencyjne – atomy gazu pobudzone do świecenia przez pole elektryczne w zjonizowanym gazie np. Lampa fluoroscencyjna.</text:p>
            </text:list-item>
            <text:list-item>
              <text:p text:style-name="P6">Luminescencyjne – wywołane przez czynniki inne niż ciepło np. Lasery, diody.</text:p>
            </text:list-item>
          </text:list>
        </text:list-item>
      </text:list>
      <text:p text:style-name="P3"><text:span text:style-name="T2"/></text:p>
      <text:list xml:id="list38777710" text:continue-numbering="true" text:style-name="L3">
        <text:list-item>
          <text:p text:style-name="P4"><text:span text:style-name="T2">Wielkości fotometryczne</text:span></text:p>
          <text:list>
            <text:list-item>
              <text:p text:style-name="P6">Kandela [1 cd] – jednostka światłości źródła światła, czyli pochodnej strumienia światła po kącie bryłowym.</text:p>
            </text:list-item>
            <text:list-item>
              <text:p text:style-name="P6">Luks [1 lx] – jednostka natężenia oświetlenia E, czyli strumienia światła do powierzchni padania.</text:p>
            </text:list-item>
            <text:list-item>
              <text:p text:style-name="P6">Lumen [1 lm] – jednostka strumienia świetlnego wysyłanego przez źródło światła, emitujące moc 1/683 wata promieniowania monohromatycznego o długości fali 555 nm.</text:p>
            </text:list-item>
          </text:list>
        </text:list-item>
      </text:list>
      <text:p text:style-name="P3"><text:span text:style-name="T2"/></text:p>
      <text:p text:style-name="P1"><text:span text:style-name="T2"/></text:p>
      <text:p text:style-name="P1"><text:span text:style-name="T2">Źródła:</text:span></text:p>
      <text:list xml:id="list5613437540220139672" text:style-name="L4">
        <text:list-item>
          <text:p text:style-name="P7">Resneck, Haliday - “Podstawy fizyki 4”, rozdział 34.</text:p>
        </text:list-item>
        <text:list-item>
          <text:p text:style-name="P7">Wstęp do ćwiczenia 71.</text:p>
        </text:list-item>
        <text:list-item>
          <text:p text:style-name="P7">Wkiped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" svg:font-family="Tahoma, Helvetica, 'Segoe UI', Segoe, Arial, 'Lucida Grande', 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ek </meta:initial-creator>
    <meta:creation-date>2017-10-09T17:43:22.41</meta:creation-date>
    <dc:date>2017-10-09T18:58:48.21</dc:date>
    <dc:creator>Jacek </dc:creator>
    <meta:editing-duration>PT1H15M23S</meta:editing-duration>
    <meta:editing-cycles>15</meta:editing-cycles>
    <meta:generator>OpenOffice/4.1.3$Win32 OpenOffice.org_project/413m1$Build-9783</meta:generator>
    <meta:printed-by>Jacek </meta:printed-by>
    <meta:print-date>2017-10-09T18:55:29.48</meta:print-date>
    <meta:document-statistic meta:table-count="3" meta:image-count="0" meta:object-count="0" meta:page-count="2" meta:paragraph-count="42" meta:word-count="259" meta:character-count="1819"/>
  </office:meta>
</office:document-meta>
</file>